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08cm"/>
    </style:style>
    <style:style style:name="co2" style:family="table-column">
      <style:table-column-properties fo:break-before="auto" style:column-width="6.387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3.582cm"/>
    </style:style>
    <style:style style:name="co8" style:family="table-column">
      <style:table-column-properties fo:break-before="auto" style:column-width="2.254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Percen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Percent" style:data-style-name="N129">
      <style:table-cell-properties fo:background-color="#ffff6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No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U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é</text:p>
          </table:table-cell>
          <table:table-cell table:style-name="ce2" office:value-type="string" calcext:value-type="string">
            <text:p>Reste à faire</text:p>
          </table:table-cell>
          <table:table-cell table:style-name="ce2" office:value-type="string" calcext:value-type="string">
            <text:p>Avancemen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nception du base de donnes</text:p>
          </table:table-cell>
          <table:table-cell table:style-name="ce4" office:value-type="string" calcext:value-type="string">
            <text:p>mcd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]/([.E5]+[.F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Base de donnes</text:p>
          </table:table-cell>
          <table:table-cell table:style-name="ce4"/>
          <table:table-cell table:style-name="ce4" office:value-type="string" calcext:value-type="string">
            <text:p>Bas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.37" calcext:value-type="float">
            <text:p>11,3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]/([.E6]+[.F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ogin</text:p>
          </table:table-cell>
          <table:table-cell table:style-name="ce4" office:value-type="string" calcext:value-type="string">
            <text:p>liste vers base</text:p>
          </table:table-cell>
          <table:table-cell table:style-name="ce4" office:value-type="string" calcext:value-type="string">
            <text:p>Base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7]-[.E7]" office:value-type="float" office:value="0" calcext:value-type="float">
            <text:p>0</text:p>
          </table:table-cell>
          <table:table-cell table:style-name="ce6" table:formula="of:=([.E7]/([.E7]+[.F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liste marqu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8]/([.E8]+[.F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liste marqu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9]/([.E9]+[.F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insertionMarqu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0]/([.E10]+[.F1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insertionMarqu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1]/([.E11]+[.F1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liste model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2]/([.E12]+[.F1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liste model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3]/([.E13]+[.F1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insertionModel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4]/([.E14]+[.F1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insertionModel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5]/([.E15]+[.F1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liste Typ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6]/([.E16]+[.F1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liste Typ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7]/([.E17]+[.F1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insertionTyp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8]/([.E18]+[.F1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insertionTyp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33" calcext:value-type="float">
            <text:p>1,3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9]/([.E19]+[.F1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insertionVoitur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.47" calcext:value-type="float">
            <text:p>10,4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0]/([.E20]+[.F2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Vehicule</text:p>
          </table:table-cell>
          <table:table-cell table:style-name="ce4" office:value-type="string" calcext:value-type="string">
            <text:p>insertionVoitur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13" calcext:value-type="float">
            <text:p>8,1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1]/([.E21]+[.F2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liste Vehicul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2]/([.E22]+[.F2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liste Vehicule </text:p>
          </table:table-cell>
          <table:table-cell table:style-name="ce4" office:value-type="string" calcext:value-type="string">
            <text:p>affichage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23]-[.E23]" office:value-type="float" office:value="0" calcext:value-type="float">
            <text:p>0</text:p>
          </table:table-cell>
          <table:table-cell table:style-name="ce6" table:formula="of:=([.E23]/([.E23]+[.F2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TrajetDepart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4]/([.E24]+[.F2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TrajetDepart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5]/([.E25]+[.F2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liste dernier TrajetDepar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6]/([.E26]+[.F2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Traje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7]/([.E27]+[.F2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liste Trajet(Depart /Arrivee)</text:p>
          </table:table-cell>
          <table:table-cell table:style-name="ce4" office:value-type="string" calcext:value-type="string">
            <text:p>Metier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28]-[.E28]" office:value-type="float" office:value="0" calcext:value-type="float">
            <text:p>0</text:p>
          </table:table-cell>
          <table:table-cell table:style-name="ce6" table:formula="of:=([.E28]/([.E28]+[.F2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TrajetArrive</text:p>
          </table:table-cell>
          <table:table-cell table:style-name="ce4" office:value-type="string" calcext:value-type="string">
            <text:p>affichage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29]-[.E29]" office:value-type="float" office:value="0" calcext:value-type="float">
            <text:p>0</text:p>
          </table:table-cell>
          <table:table-cell table:style-name="ce6" table:formula="of:=([.E29]/([.E29]+[.F2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TrajetArrive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0]/([.E30]+[.F3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liste dernier TrajetArriv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1]/([.E31]+[.F3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TableaudeBord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2]/([.E32]+[.F3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TableaudeBord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3]/([.E33]+[.F3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TableaudeBord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4]/([.E34]+[.F3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updateTableaudeBord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5]/([.E35]+[.F3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Carburan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6]/([.E36]+[.F3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liste dernier Carburan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7]/([.E37]+[.F3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Carburant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8]/([.E38]+[.F3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 Trajet</text:p>
          </table:table-cell>
          <table:table-cell table:style-name="ce4" office:value-type="string" calcext:value-type="string">
            <text:p>insertionCarburant</text:p>
          </table:table-cell>
          <table:table-cell table:style-name="ce4" office:value-type="string" calcext:value-type="string">
            <text:p>integration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[.D39]-[.E39]" office:value-type="float" office:value="0" calcext:value-type="float">
            <text:p>0</text:p>
          </table:table-cell>
          <table:table-cell table:style-name="ce6" table:formula="of:=([.E39]/([.E39]+[.F3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/Mise a Jour Echeance</text:p>
          </table:table-cell>
          <table:table-cell table:style-name="ce4" office:value-type="string" calcext:value-type="string">
            <text:p>insertionPrestation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0]/([.E40]+[.F4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/Mise a Jour Echeance</text:p>
          </table:table-cell>
          <table:table-cell table:style-name="ce4" office:value-type="string" calcext:value-type="string">
            <text:p>insertionPrestation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1]/([.E41]+[.F4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/Mise a Jour Echeance</text:p>
          </table:table-cell>
          <table:table-cell table:style-name="ce4" office:value-type="string" calcext:value-type="string">
            <text:p>insertionPrestation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2]/([.E42]+[.F4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/Mise a Jour Echeance</text:p>
          </table:table-cell>
          <table:table-cell table:style-name="ce4" office:value-type="string" calcext:value-type="string">
            <text:p>listePrestation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3]/([.E43]+[.F4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/Mise a Jour Echeance</text:p>
          </table:table-cell>
          <table:table-cell table:style-name="ce4" office:value-type="string" calcext:value-type="string">
            <text:p>listePrestation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4]/([.E44]+[.F4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/Mise a Jour Echeance</text:p>
          </table:table-cell>
          <table:table-cell table:style-name="ce4" office:value-type="string" calcext:value-type="string">
            <text:p>listePrestation</text:p>
          </table:table-cell>
          <table:table-cell table:style-name="ce4" office:value-type="string" calcext:value-type="string">
            <text:p>integration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45]-[.E45]" office:value-type="float" office:value="0" calcext:value-type="float">
            <text:p>0</text:p>
          </table:table-cell>
          <table:table-cell table:style-name="ce6" table:formula="of:=([.E45]/([.E45]+[.F4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/Mise a Jour Echeance</text:p>
          </table:table-cell>
          <table:table-cell table:style-name="ce4" office:value-type="string" calcext:value-type="string">
            <text:p>insertionEcheanc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6]/([.E46]+[.F4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/Mise a Jour Echeance</text:p>
          </table:table-cell>
          <table:table-cell table:style-name="ce4" office:value-type="string" calcext:value-type="string">
            <text:p>insertionEcheanc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7]/([.E47]+[.F4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/Mise a Jour Echeance</text:p>
          </table:table-cell>
          <table:table-cell table:style-name="ce4" office:value-type="string" calcext:value-type="string">
            <text:p>insertionEcheance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22" calcext:value-type="float">
            <text:p>6,2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8]/([.E48]+[.F4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SituationEcheance</text:p>
          </table:table-cell>
          <table:table-cell table:style-name="ce4" office:value-type="string" calcext:value-type="string">
            <text:p>creation view echeanceFinale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9]/([.E49]+[.F4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SituationEcheance</text:p>
          </table:table-cell>
          <table:table-cell table:style-name="ce4" office:value-type="string" calcext:value-type="string">
            <text:p>liste echeanc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1.27+3.04" office:value-type="float" office:value="4.31" calcext:value-type="float">
            <text:p>4,3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0]/([.E50]+[.F5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SituationEcheance</text:p>
          </table:table-cell>
          <table:table-cell table:style-name="ce4" office:value-type="string" calcext:value-type="string">
            <text:p>liste echeanc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1]/([.E51]+[.F5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SituationEcheance</text:p>
          </table:table-cell>
          <table:table-cell table:style-name="ce4" office:value-type="string" calcext:value-type="string">
            <text:p>liste echeance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.45" calcext:value-type="float">
            <text:p>20,4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2]/([.E52]+[.F5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enser j2</text:p>
          </table:table-cell>
          <table:table-cell table:style-name="ce4" office:value-type="string" calcext:value-type="string">
            <text:p>planification tache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23.22" calcext:value-type="float">
            <text:p>23,2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3]/([.E53]+[.F5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Disponibilite Voiture </text:p>
          </table:table-cell>
          <table:table-cell table:style-name="ce4" office:value-type="string" calcext:value-type="string">
            <text:p>view créer voitureDisponible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4]/([.E54]+[.F5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Disponibilite Voiture </text:p>
          </table:table-cell>
          <table:table-cell table:style-name="ce4" office:value-type="string" calcext:value-type="string">
            <text:p>liste voitureDisponibl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.23" calcext:value-type="float">
            <text:p>1,2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5]/([.E55]+[.F5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Disponibilite Voiture </text:p>
          </table:table-cell>
          <table:table-cell table:style-name="ce4" office:value-type="string" calcext:value-type="string">
            <text:p>liste voitureDisponibl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.55" calcext:value-type="float">
            <text:p>3,5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6]/([.E56]+[.F5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Disponibilite Voiture </text:p>
          </table:table-cell>
          <table:table-cell table:style-name="ce4" office:value-type="string" calcext:value-type="string">
            <text:p>liste voitureDisponible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51" calcext:value-type="float">
            <text:p>5,5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7]/([.E57]+[.F5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Verification saisie Trajet</text:p>
          </table:table-cell>
          <table:table-cell table:style-name="ce4" office:value-type="string" calcext:value-type="string">
            <text:p>verification negatif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8]/([.E58]+[.F5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Verification saisie Trajet</text:p>
          </table:table-cell>
          <table:table-cell table:style-name="ce4" office:value-type="string" calcext:value-type="string">
            <text:p>verification kmpreceden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.51" calcext:value-type="float">
            <text:p>17,5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59]/([.E59]+[.F5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Verification saisie Trajet</text:p>
          </table:table-cell>
          <table:table-cell table:style-name="ce5" office:value-type="string" calcext:value-type="string">
            <text:p>calcul vitesse moyenne pour un trajet sup a 72km/h</text:p>
          </table:table-cell>
          <table:table-cell table:style-name="ce4" office:value-type="string" calcext:value-type="string">
            <text:p>metier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 table:formula="of:=[.D60]-[.E60]" office:value-type="float" office:value="0" calcext:value-type="float">
            <text:p>0</text:p>
          </table:table-cell>
          <table:table-cell table:style-name="ce6" table:formula="of:=([.E60]/([.E60]+[.F6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Verification saisie Trajet</text:p>
          </table:table-cell>
          <table:table-cell table:style-name="ce4" office:value-type="string" calcext:value-type="string">
            <text:p>integration verification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1]/([.E61]+[.F6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liste de tous les trajets vehicule</text:p>
          </table:table-cell>
          <table:table-cell table:style-name="ce5" office:value-type="string" calcext:value-type="string">
            <text:p>view tableaudebord voir tous le trajet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5.28" calcext:value-type="float">
            <text:p>15,2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2]/([.E62]+[.F6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iste de tous les trajets vehicule</text:p>
          </table:table-cell>
          <table:table-cell table:style-name="ce4" office:value-type="string" calcext:value-type="string">
            <text:p>choix vehicul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3]/([.E63]+[.F6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iste de tous les trajets vehicule</text:p>
          </table:table-cell>
          <table:table-cell table:style-name="ce4" office:value-type="string" calcext:value-type="string">
            <text:p><text:span text:style-name="T2">choix vehicule</text:span>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4]/([.E64]+[.F6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iste de tous les trajets vehicule</text:p>
          </table:table-cell>
          <table:table-cell table:style-name="ce4" office:value-type="string" calcext:value-type="string">
            <text:p>choix vehicule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5]/([.E65]+[.F6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iste de tous les trajets vehicule</text:p>
          </table:table-cell>
          <table:table-cell table:style-name="ce4" office:value-type="string" calcext:value-type="string">
            <text:p>liste trajet vehicul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.59" calcext:value-type="float">
            <text:p>3,5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6]/([.E66]+[.F6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iste de tous les trajets vehicule</text:p>
          </table:table-cell>
          <table:table-cell table:style-name="ce4" office:value-type="string" calcext:value-type="string">
            <text:p>liste trajet vehicul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.42" calcext:value-type="float">
            <text:p>2,4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7]/([.E67]+[.F6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iste de tous les trajets vehicule</text:p>
          </table:table-cell>
          <table:table-cell table:style-name="ce4" office:value-type="string" calcext:value-type="string">
            <text:p>liste trajet vehicule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57" calcext:value-type="float">
            <text:p>5,5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8]/([.E68]+[.F6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iste de tous les trajets vehicule</text:p>
          </table:table-cell>
          <table:table-cell table:style-name="ce4" office:value-type="string" calcext:value-type="string">
            <text:p>exporter en pdf le tableau 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69]/([.E69]+[.F6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iste de tous les trajets vehicule</text:p>
          </table:table-cell>
          <table:table-cell table:style-name="ce4" office:value-type="string" calcext:value-type="string">
            <text:p>exporter en pdf le tableau 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.19" calcext:value-type="float">
            <text:p>2,1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0]/([.E70]+[.F7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base de donnes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3.08" calcext:value-type="float">
            <text:p>3,0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1]/([.E71]+[.F7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insertionPrestationMaintenanc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19" calcext:value-type="float">
            <text:p>1,1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2]/([.E72]+[.F7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insertionPrestationMaintenanc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.54" calcext:value-type="float">
            <text:p>3,5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3]/([.E73]+[.F7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insertionPrestationMaintenance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.25" calcext:value-type="float">
            <text:p>2,2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4]/([.E74]+[.F7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insertionMaintenanc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5]/([.E75]+[.F7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insertionMaintenanc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.22" calcext:value-type="float">
            <text:p>3,2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6]/([.E76]+[.F7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liste Prestation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.19" calcext:value-type="float">
            <text:p>1,1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7]/([.E77]+[.F7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liste Prestation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.69" calcext:value-type="float">
            <text:p>1,6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8]/([.E78]+[.F7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liste Prestation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79]/([.E79]+[.F7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jouts Element maintenance</text:p>
          </table:table-cell>
          <table:table-cell table:style-name="ce4" office:value-type="string" calcext:value-type="string">
            <text:p>insertionMaintenance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.09" calcext:value-type="float">
            <text:p>3,0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80]/([.E80]+[.F8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in maintenance</text:p>
          </table:table-cell>
          <table:table-cell table:style-name="ce4" office:value-type="string" calcext:value-type="string">
            <text:p>view Calcul fin maintenance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4.54" calcext:value-type="float">
            <text:p>44,5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81]/([.E81]+[.F8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in maintenance</text:p>
          </table:table-cell>
          <table:table-cell table:style-name="ce4" office:value-type="string" calcext:value-type="string">
            <text:p>liste finMaintenanc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14" calcext:value-type="float">
            <text:p>5,1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82]/([.E82]+[.F8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in maintenance</text:p>
          </table:table-cell>
          <table:table-cell table:style-name="ce4" office:value-type="string" calcext:value-type="string">
            <text:p>liste finMaintenance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06" calcext:value-type="float">
            <text:p>6,0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83]/([.E83]+[.F8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in maintenance</text:p>
          </table:table-cell>
          <table:table-cell table:style-name="ce4" office:value-type="string" calcext:value-type="string">
            <text:p>liste finMaintenance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.23" calcext:value-type="float">
            <text:p>4,2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84]/([.E84]+[.F8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in maintenance</text:p>
          </table:table-cell>
          <table:table-cell table:style-name="ce4" office:value-type="string" calcext:value-type="string">
            <text:p>gestion couleur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85]/([.E85]+[.F8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in maintenance</text:p>
          </table:table-cell>
          <table:table-cell table:style-name="ce4" office:value-type="string" calcext:value-type="string">
            <text:p>gestion couleur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.17" calcext:value-type="float">
            <text:p>1,1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86]/([.E86]+[.F8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<text:span text:style-name="T1">contrôle </text:span>trajet</text:p>
          </table:table-cell>
          <table:table-cell table:style-name="ce4" office:value-type="string" calcext:value-type="string">
            <text:p>contrôle date </text:p>
          </table:table-cell>
          <table:table-cell table:style-name="ce4" office:value-type="string" calcext:value-type="string">
            <text:p>metier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table:formula="of:=[.D87]-[.E87]" office:value-type="float" office:value="0" calcext:value-type="float">
            <text:p>0</text:p>
          </table:table-cell>
          <table:table-cell table:style-name="ce6" table:formula="of:=([.E87]/([.E87]+[.F8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<text:span text:style-name="T1">contrôle </text:span>trajet</text:p>
          </table:table-cell>
          <table:table-cell table:style-name="ce4" office:value-type="string" calcext:value-type="string">
            <text:p>contrôle disponibitile</text:p>
          </table:table-cell>
          <table:table-cell table:style-name="ce4" office:value-type="string" calcext:value-type="string">
            <text:p>metier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table:formula="of:=[.D88]-[.E88]" office:value-type="float" office:value="0" calcext:value-type="float">
            <text:p>0</text:p>
          </table:table-cell>
          <table:table-cell table:style-name="ce6" table:formula="of:=([.E88]/([.E88]+[.F8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<text:span text:style-name="T1">contrôle </text:span>trajet</text:p>
          </table:table-cell>
          <table:table-cell table:style-name="ce4" office:value-type="string" calcext:value-type="string">
            <text:p>contrôle date </text:p>
          </table:table-cell>
          <table:table-cell table:style-name="ce4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[.D89]-[.E89]" office:value-type="float" office:value="0" calcext:value-type="float">
            <text:p>0</text:p>
          </table:table-cell>
          <table:table-cell table:style-name="ce6" table:formula="of:=([.E89]/([.E89]+[.F8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<text:span text:style-name="T1">contrôle </text:span>trajet</text:p>
          </table:table-cell>
          <table:table-cell table:style-name="ce4" office:value-type="string" calcext:value-type="string">
            <text:p>contrôle date </text:p>
          </table:table-cell>
          <table:table-cell table:style-name="ce4" office:value-type="string" calcext:value-type="string">
            <text:p>integration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table:formula="of:=[.D90]-[.E90]" office:value-type="float" office:value="0" calcext:value-type="float">
            <text:p>0</text:p>
          </table:table-cell>
          <table:table-cell table:style-name="ce6" table:formula="of:=([.E90]/([.E90]+[.F9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<text:span text:style-name="T1">contrôle </text:span>trajet</text:p>
          </table:table-cell>
          <table:table-cell table:style-name="ce4" office:value-type="string" calcext:value-type="string">
            <text:p>contrôle disponibitile</text:p>
          </table:table-cell>
          <table:table-cell table:style-name="ce4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[.D91]-[.E91]" office:value-type="float" office:value="0" calcext:value-type="float">
            <text:p>0</text:p>
          </table:table-cell>
          <table:table-cell table:style-name="ce6" table:formula="of:=([.E91]/([.E91]+[.F9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<text:span text:style-name="T1">contrôle </text:span>trajet</text:p>
          </table:table-cell>
          <table:table-cell table:style-name="ce4" office:value-type="string" calcext:value-type="string">
            <text:p>contrôle disponibitile</text:p>
          </table:table-cell>
          <table:table-cell table:style-name="ce4" office:value-type="string" calcext:value-type="string">
            <text:p>integration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table:formula="of:=[.D92]-[.E92]" office:value-type="float" office:value="0" calcext:value-type="float">
            <text:p>0</text:p>
          </table:table-cell>
          <table:table-cell table:style-name="ce6" table:formula="of:=([.E92]/([.E92]+[.F9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3">
          <table:table-cell table:style-name="ce4" table:number-columns-repeated="5"/>
          <table:table-cell table:style-name="ce4" table:formula="of:=[.D93]-[.E93]" office:value-type="float" office:value="0" calcext:value-type="float">
            <text:p>0</text:p>
          </table:table-cell>
          <table:table-cell table:style-name="ce6" table:formula="of:=([.E93]/([.E93]+[.F93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3">
          <table:table-cell table:style-name="ce4" table:number-columns-repeated="5"/>
          <table:table-cell table:style-name="ce4" table:formula="of:=[.D94]-[.E94]" office:value-type="float" office:value="0" calcext:value-type="float">
            <text:p>0</text:p>
          </table:table-cell>
          <table:table-cell table:style-name="ce6" table:formula="of:=([.E94]/([.E94]+[.F94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3">
          <table:table-cell table:style-name="ce4" table:number-columns-repeated="5"/>
          <table:table-cell table:style-name="ce4" table:formula="of:=[.D95]-[.E95]" office:value-type="float" office:value="0" calcext:value-type="float">
            <text:p>0</text:p>
          </table:table-cell>
          <table:table-cell table:style-name="ce6" table:formula="of:=([.E95]/([.E95]+[.F95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3">
          <table:table-cell table:style-name="ce4" table:number-columns-repeated="5"/>
          <table:table-cell table:style-name="ce4" table:formula="of:=[.D96]-[.E96]" office:value-type="float" office:value="0" calcext:value-type="float">
            <text:p>0</text:p>
          </table:table-cell>
          <table:table-cell table:style-name="ce6" table:formula="of:=([.E96]/([.E96]+[.F96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3">
          <table:table-cell table:style-name="ce4" table:number-columns-repeated="5"/>
          <table:table-cell table:style-name="ce4" table:formula="of:=[.D97]-[.E97]" office:value-type="float" office:value="0" calcext:value-type="float">
            <text:p>0</text:p>
          </table:table-cell>
          <table:table-cell table:style-name="ce6" table:formula="of:=([.E97]/([.E97]+[.F97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3">
          <table:table-cell table:style-name="ce4" table:number-columns-repeated="5"/>
          <table:table-cell table:style-name="ce4" table:formula="of:=[.D98]-[.E98]" office:value-type="float" office:value="0" calcext:value-type="float">
            <text:p>0</text:p>
          </table:table-cell>
          <table:table-cell table:style-name="ce6" table:formula="of:=([.E98]/([.E98]+[.F98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4" table:formula="of:=SUM([.D5:.D92])" office:value-type="float" office:value="786" calcext:value-type="float">
            <text:p>786</text:p>
          </table:table-cell>
          <table:table-cell table:style-name="ce4" table:formula="of:=SUM([.E5:.E92])" office:value-type="float" office:value="628.57" calcext:value-type="float">
            <text:p>628,57</text:p>
          </table:table-cell>
          <table:table-cell table:style-name="ce4" table:formula="of:=SUM([.F5:.F92])" office:value-type="float" office:value="0" calcext:value-type="float">
            <text:p>0</text:p>
          </table:table-cell>
          <table:table-cell table:style-name="ce7" table:formula="of:=([.E99]/([.E99]+[.F9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8">
      <number:number number:decimal-places="0" number:min-decimal-places="0" number:min-integer-digits="1"/>
      <number:text> %</number:text>
    </number:percentage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9">
      <number:number number:decimal-places="2" number:min-decimal-places="2" number:min-integer-digits="1"/>
      <number:text> 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1T10:05:57</meta:creation-date>
    <meta:initial-creator>Microsoft Office User</meta:initial-creator>
    <dc:language>fr-FR</dc:language>
    <dc:date>2024-02-26T16:06:09.398000000</dc:date>
    <meta:editing-cycles>6</meta:editing-cycles>
    <meta:editing-duration>P4DT5H26M8S</meta:editing-duration>
    <meta:generator>LibreOffice/7.2.4.1$Windows_X86_64 LibreOffice_project/27d75539669ac387bb498e35313b970b7fe9c4f9</meta:generator>
    <meta:document-statistic meta:table-count="1" meta:cell-count="637" meta:object-count="0"/>
    <meta:user-defined meta:name="AppVersion">15.0000</meta:user-defined>
  </office:meta>
</office:document-meta>
</file>